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Standard">
      <style:text-properties fo:font-size="14pt" officeooo:rsid="004cfe33" style:font-size-asian="14pt" style:font-size-complex="14pt"/>
    </style:style>
    <style:style style:name="P4" style:family="paragraph" style:parent-style-name="Standard">
      <style:text-properties fo:font-size="14pt" officeooo:rsid="00559eea" officeooo:paragraph-rsid="00559ee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officeooo:paragraph-rsid="00559eea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32pt" fo:font-weight="bold" officeooo:rsid="008709fb" officeooo:paragraph-rsid="004ab3cd" style:font-size-asian="32pt" style:font-weight-asian="bold" style:font-size-complex="32pt" style:font-weight-complex="bold"/>
    </style:style>
    <style:style style:name="P8" style:family="paragraph" style:parent-style-name="Standard">
      <style:text-properties style:text-position="0% 100%" fo:font-size="14pt" fo:font-weight="bold" officeooo:rsid="00887b7a" officeooo:paragraph-rsid="00887b7a" style:font-size-asian="14pt" style:font-weight-asian="bold" style:font-size-complex="14pt" style:font-weight-complex="bold"/>
    </style:style>
    <style:style style:name="P9" style:family="paragraph" style:parent-style-name="Standard">
      <style:text-properties style:text-position="0% 100%" fo:font-size="14pt" fo:font-weight="bold" officeooo:rsid="0088d695" officeooo:paragraph-rsid="0088d695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59eea" style:font-weight-asian="bold" style:font-weight-complex="bold"/>
    </style:style>
    <style:style style:name="T3" style:family="text">
      <style:text-properties fo:font-weight="bold" officeooo:rsid="008709fb" style:font-weight-asian="bold" style:font-weight-complex="bold"/>
    </style:style>
    <style:style style:name="T4" style:family="text">
      <style:text-properties officeooo:rsid="00559ee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b0115" style:font-weight-asian="normal" style:font-weight-complex="normal"/>
    </style:style>
    <style:style style:name="T7" style:family="text">
      <style:text-properties officeooo:rsid="008709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he bmutex on x86.</text:p>
      <text:p text:style-name="P1">Richard Parker <text:span text:style-name="T7">23.2</text:span>.201<text:span text:style-name="T7">7</text:span></text:p>
      <text:p text:style-name="P2"/>
      <text:p text:style-name="P5">Section <text:span text:style-name="T4">1</text:span> – <text:span text:style-name="T4">Introduction.</text:span></text:p>
      <text:p text:style-name="P3"/>
      <text:p text:style-name="P4">T<text:span text:style-name="T7">his document describes the bmutex system, useful on an x86 for (spin) locking of "records" such as a hash table.</text:span></text:p>
      <text:p text:style-name="P4"/>
      <text:p text:style-name="P6"><text:span text:style-name="T1">Section </text:span><text:span text:style-name="T2">2</text:span><text:span text:style-name="T1"> – </text:span><text:span text:style-name="T3">Operation of the bmutex routine</text:span><text:span text:style-name="T2">.</text:span></text:p>
      <text:p text:style-name="P4"/>
      <text:p text:style-name="P8"><text:span text:style-name="T6">T</text:span><text:span text:style-name="T5">he bmutex itself is a single byte, whose values are of three types.</text:span></text:p>
      <text:p text:style-name="P8"><text:span text:style-name="T5"/></text:p>
      <text:p text:style-name="P8"><text:span text:style-name="T5">0-127 are used to hold a state which may vary during the course of the run. <text:s/>It might, for example, hold the number of records in the "slot" which the bmutex is protecting.</text:span></text:p>
      <text:p text:style-name="P8"><text:span text:style-name="T5"/></text:p>
      <text:p text:style-name="P8"><text:span text:style-name="T5">128-254 are used to hold further states, which are "final" and the application guarantees not to change the slot (or the bmutex) once one of these states has been reached.</text:span></text:p>
      <text:p text:style-name="P8"><text:span text:style-name="T5"/></text:p>
      <text:p text:style-name="P8"><text:span text:style-name="T5">255 is used to indicate BUSY - some other thread currently holds the lock and the other threads must wait.</text:span></text:p>
      <text:p text:style-name="P8"><text:span text:style-name="T5"/></text:p>
      <text:p text:style-name="P9"><text:span text:style-name="T5">In the simplest use, a thread-safe hash-table may be build with record-level locking. <text:s/>Let's suppose first that the only required routine is to insert a key/value pair if the key is absent, and to return the value stored for the key if it is present. <text:s/>We would use 0 to indicate an empty slot and 128 to indicate a full one. <text:s/>We look up the home slot's bmutex. <text:s/>If it is 128 we check the stored key and act accordingly (return the value if the key matces or move on to the next slot if it does not). <text:s/>If the bmutex was 0, it has been locked (non-final state) for us, and we put in our key/value pair and set the bmutex to 128.</text:span></text:p>
      <text:p text:style-name="P9"><text:span text:style-name="T5"/></text:p>
      <text:p text:style-name="P9"><text:span text:style-name="T5">The advantage of the "final" states is that no locking is required at all once a final state has been reached.</text:span></text:p>
      <text:p text:style-name="P9"><text:span text:style-name="T5"/></text:p>
      <text:p text:style-name="P9"><text:span text:style-name="T5">Now suppose we wish to be able to update the value also. <text:s/>In that case we would use 1 for the full state (it is not "final") allowing us to overwrite the value and put 1 ba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7-02-23T19:20:26.325158862</dc:date>
    <meta:editing-duration>P4DT1H6M33S</meta:editing-duration>
    <meta:editing-cycles>429</meta:editing-cycles>
    <meta:generator>LibreOffice/5.1.4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1" meta:paragraph-count="12" meta:word-count="315" meta:character-count="1652" meta:non-whitespace-character-count="1340"/>
  </office:meta>
</office:document-meta>
</file>